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138800000BD66DBACC95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9.757cm, 0cm, 3.936cm, 50.57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24cm" svg:height="12.395cm" svg:x="0.635cm" svg:y="0.622cm">
          <draw:image xlink:href="Pictures/100000000000138800000BD66DBACC95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16.51cm" fo:page-height="13.9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2T20:53:02.815410368</meta:creation-date>
    <dc:date>2024-06-22T21:07:23.882329650</dc:date>
    <meta:editing-duration>PT14M22S</meta:editing-duration>
    <meta:editing-cycles>1</meta:editing-cycles>
    <meta:document-statistic meta:object-count="1"/>
    <meta:generator>LibreOffice/7.6.7.2$Linux_X86_64 LibreOffice_project/60$Build-2</meta:generator>
  </office:meta>
</office:document-meta>
</file>